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209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242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.3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295ca5" draw:marker-start-width="0.229cm" draw:marker-start-center="false" draw:marker-end-width="0.229cm" draw:marker-end-center="false" draw:fill="solid" draw:fill-color="#0098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98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76cm" svg:height="0.683cm" svg:x="9.197cm" svg:y="13.329cm">
            <draw:text-box>
              <text:p text:style-name="P1"><text:span text:style-name="T1">x</text:span></text:p>
            </draw:text-box>
          </draw:frame>
          <draw:frame draw:style-name="gr2" draw:text-style-name="P3" draw:layer="layout" svg:width="1.648cm" svg:height="0.624cm" svg:x="10.047cm" svg:y="15.621cm">
            <draw:text-box>
              <text:p text:style-name="P1"><text:span text:style-name="T2">47 m</text:span></text:p>
            </draw:text-box>
          </draw:frame>
          <draw:frame draw:style-name="gr3" draw:text-style-name="P3" draw:layer="layout" svg:width="1.319cm" svg:height="0.624cm" draw:transform="rotate (1.5707963267949) translate (8.63cm 15.492cm)">
            <draw:text-box>
              <text:p text:style-name="P1"><text:span text:style-name="T2">23 m</text:span></text:p>
            </draw:text-box>
          </draw:frame>
          <draw:rect draw:style-name="gr4" draw:text-style-name="P4" draw:layer="layout" svg:width="2.25cm" svg:height="0.752cm" svg:x="9.907cm" svg:y="14.083cm">
            <text:p/>
          </draw:rect>
          <draw:line draw:style-name="gr5" draw:text-style-name="P5" draw:layer="layout" svg:x1="9.154cm" svg:y1="13.896cm" svg:x2="9.905cm" svg:y2="13.896cm">
            <text:p/>
          </draw:line>
          <draw:line draw:style-name="gr5" draw:text-style-name="P5" draw:layer="layout" svg:x1="12.345cm" svg:y1="15.586cm" svg:x2="12.345cm" svg:y2="14.836cm">
            <text:p/>
          </draw:line>
          <draw:frame draw:style-name="gr1" draw:text-style-name="P2" draw:layer="layout" svg:width="0.676cm" svg:height="0.683cm" svg:x="12.211cm" svg:y="14.791cm">
            <draw:text-box>
              <text:p text:style-name="P1"><text:span text:style-name="T1">x</text:span></text:p>
            </draw:text-box>
          </draw:frame>
          <draw:rect draw:style-name="gr6" draw:text-style-name="P6" draw:layer="layout" svg:width="3.001cm" svg:height="1.502cm" svg:x="9.156cm" svg:y="14.08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3:24:10.146022925</meta:creation-date>
    <dc:date>2018-05-24T13:25:16.891889563</dc:date>
    <meta:editing-duration>PT1M7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